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necto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onnection_string</text:p>
          </table:table-cell>
          <table:table-cell office:value-type="string" calcext:value-type="string">
            <text:p>is_read_onl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ModBus;host=localhost;port=5502;unit_id=1;timeout=5;auto_open=true;auto_close=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дбас коннектор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</table:table>
      <table:table table:name="Tag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connector_name</text:p>
          </table:table-cell>
          <table:table-cell office:value-type="string" calcext:value-type="string">
            <text:p>is_log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0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1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2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3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4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0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</table:table>
      <table:table table:name="Scrip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1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tgv.value = rnd.uniform(0,100)</text:p>
            <text:p>tgv.status = 0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2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2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3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3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4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.00.0000</text:date>, <text:time style:data-style-name="N2" text:time-value="18:21:18.661826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3:17:09.964928</meta:creation-date>
    <dc:date>2025-12-31T18:24:01.993177842</dc:date>
    <meta:generator>LibreOffice/24.2.7.2$Linux_X86_64 LibreOffice_project/420$Build-2</meta:generator>
    <meta:editing-cycles>4</meta:editing-cycles>
    <meta:editing-duration>PT3M24S</meta:editing-duration>
    <meta:document-statistic meta:table-count="3" meta:cell-count="1009" meta:object-count="0"/>
  </office:meta>
</office:document-meta>
</file>